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loext:graphic-properties draw:fill-color="#ffffff"/>
      <style:paragraph-properties style:writing-mode="lr-tb"/>
    </style:style>
    <style:style style:name="P3" style:family="paragraph">
      <style:paragraph-properties style:writing-mode="lr-tb"/>
      <style:text-properties fo:font-size="20pt" fo:font-weight="bold" style:font-size-asian="20pt" style:font-weight-asian="bold" style:font-size-complex="20pt" style:font-weight-complex="bold"/>
    </style:style>
    <style:style style:name="P4" style:family="paragraph">
      <style:paragraph-properties style:writing-mode="lr-tb"/>
    </style:style>
    <style:style style:name="P5" style:family="paragraph">
      <loext:graphic-properties draw:fill="none" draw:fill-color="#ffffff"/>
      <style:paragraph-properties style:writing-mode="lr-tb"/>
      <style:text-properties fo:font-weight="bold" style:font-weight-asian="bold" style:font-weight-complex="bold"/>
    </style:style>
    <style:style style:name="P6" style:family="paragraph">
      <style:text-properties fo:font-weight="bold" style:font-weight-asian="bold" style:font-weight-complex="bold"/>
    </style:style>
    <style:style style:name="P7"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6.028cm" presentation:class="title" presentation:user-transformed="true">
          <draw:text-box>
            <text:p><text:span text:style-name="T1">Advanced Querie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text:span text:style-name="T2">The SQL query becomes faster if you use the actual column names in the SELECT statement instead of ‘*’.</text:span></text:p>
          </draw:text-box>
        </draw:frame>
        <draw:frame presentation:style-name="pr3" draw:text-style-name="P4" draw:layer="layout" svg:width="25.199cm" svg:height="9.134cm" svg:x="1.4cm" svg:y="4.785cm" presentation:class="outline" presentation:user-transformed="true">
          <draw:text-box>
            <text:list text:style-name="L2">
              <text:list-item>
                <text:p>SELECT id, first_name, last_name, age, subject FROM student_details;</text:p>
                <text:p><text:s/>Instead:</text:p>
              </text:list-item>
              <text:list-item>
                <text:p>SELECT * FROM student_details;</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text:span text:style-name="T2">HAVING clause is used to filter the rows after all the rows are selected. It is just like a filter.</text:span></text:p>
          </draw:text-box>
        </draw:frame>
        <draw:frame presentation:style-name="pr3" draw:text-style-name="P4" draw:layer="layout" svg:width="25.199cm" svg:height="9.134cm" svg:x="1.4cm" svg:y="3.685cm" presentation:class="outline">
          <draw:text-box>
            <text:list text:style-name="L2">
              <text:list-item>
                <text:p>SELECT subject, count(subject) </text:p>
                <text:p>FROM student_details</text:p>
                <text:p>WHERE subject != 'English'</text:p>
                <text:p>AND subject != 'Maths'</text:p>
                <text:p>GROUP BY subject;</text:p>
                <text:p/>
                <text:p>Instead:</text:p>
                <text:p/>
              </text:list-item>
              <text:list-item>
                <text:p>SELECT subject, count(subject)</text:p>
                <text:p>FROM student_details</text:p>
                <text:p>GROUP BY subject</text:p>
                <text:p>HAVING subject!= 'Vancouver' AND subject!= 'Toronto';</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3" draw:layer="layout" svg:width="25.199cm" svg:height="2.629cm" svg:x="1.4cm" svg:y="0.628cm" presentation:class="title">
          <draw:text-box>
            <text:p><text:span text:style-name="T2">Minimize sub queries:</text:span></text:p>
          </draw:text-box>
        </draw:frame>
        <draw:frame presentation:style-name="pr3" draw:text-style-name="P4" draw:layer="layout" svg:width="25.199cm" svg:height="9.134cm" svg:x="1.4cm" svg:y="3.685cm" presentation:class="outline">
          <draw:text-box>
            <text:list text:style-name="L2">
              <text:list-item>
                <text:p>SELECT name</text:p>
                <text:p>FROM employee</text:p>
                <text:p>WHERE (salary, age ) = (SELECT MAX (salary), MAX (age)</text:p>
                <text:p>FROM employee_details)</text:p>
                <text:p>AND dept = 'engineering';</text:p>
                <text:p/>
              </text:list-item>
              <text:list-item>
                <text:p>Instead:</text:p>
                <text:p/>
              </text:list-item>
              <text:list-item>
                <text:p>SELECT name</text:p>
                <text:p>FROM employee</text:p>
                <text:p>WHERE salary = (SELECT MAX(salary) FROM employee_details)</text:p>
                <text:p>AND age = (SELECT MAX(age) FROM employee_details)</text:p>
                <text:p>AND emp_dept = 'engineering';</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text:span text:style-name="T2">Use operator EXISTS, IN and table joins appropriately in your query.</text:span></text:p>
          </draw:text-box>
        </draw:frame>
        <draw:frame presentation:style-name="pr3" draw:text-style-name="P4" draw:layer="layout" svg:width="25.199cm" svg:height="9.134cm" svg:x="1.4cm" svg:y="3.685cm" presentation:class="outline" presentation:user-transformed="true">
          <draw:text-box>
            <text:list text:style-name="L2">
              <text:list-item>
                <text:p>Usually IN has the slowest performance.</text:p>
              </text:list-item>
              <text:list-item>
                <text:p>IN is efficient when most of the filter criteria are in the sub-query.</text:p>
              </text:list-item>
              <text:list-item>
                <text:p>EXISTS is efficient when most of the filter criteria are in the main query.</text:p>
                <text:p/>
              </text:list-item>
              <text:list-item>
                <text:p>Select * from product p</text:p>
                <text:p>where EXISTS (select * from order_items o</text:p>
                <text:p>where o.product_id = p.product_id)</text:p>
                <text:p>Instead:</text:p>
                <text:p/>
              </text:list-item>
              <text:list-item>
                <text:p>Select * from product p </text:p>
                <text:p>where product_id IN</text:p>
                <text:p>(select product_id from order_items)</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text:span text:style-name="T2">Use EXISTS instead of DISTINCT when using joins which involves tables having a one-to-many relationship.</text:span></text:p>
          </draw:text-box>
        </draw:frame>
        <draw:frame presentation:style-name="pr3" draw:text-style-name="P4" draw:layer="layout" svg:width="25.199cm" svg:height="9.134cm" svg:x="1.4cm" svg:y="3.685cm" presentation:class="outline" presentation:user-transformed="true">
          <draw:text-box>
            <text:list text:style-name="L2">
              <text:list-item>
                <text:p>SELECT d.dept_id, d.dept</text:p>
                <text:p>FROM dept d</text:p>
                <text:p>WHERE EXISTS ( SELECT 'X' FROM employee e WHERE e.dept = d.dept);</text:p>
                <text:p/>
              </text:list-item>
              <text:list-item>
                <text:p>Instead:</text:p>
                <text:p/>
              </text:list-item>
              <text:list-item>
                <text:p>SELECT DISTINCT d.dept_id, d.dept</text:p>
                <text:p>FROM dept d,employee e</text:p>
                <text:p>WHERE e.dept = e.dept;</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text:span text:style-name="T2">Try to use UNION ALL in place of UNION.</text:span></text:p>
          </draw:text-box>
        </draw:frame>
        <draw:frame presentation:style-name="pr3" draw:text-style-name="P4" draw:layer="layout" svg:width="25.199cm" svg:height="9.134cm" svg:x="1.4cm" svg:y="3.685cm" presentation:class="outline">
          <draw:text-box>
            <text:list text:style-name="L2">
              <text:list-item>
                <text:p>SELECT id, first_name</text:p>
                <text:p>FROM student_details_class10</text:p>
                <text:p>UNION ALL</text:p>
              </text:list-item>
              <text:list-item>
                <text:p>SELECT id, first_name</text:p>
                <text:p>FROM sports_team;</text:p>
                <text:p/>
                <text:p>Instead:</text:p>
                <text:p/>
              </text:list-item>
              <text:list-item>
                <text:p>SELECT id, first_name, subject</text:p>
                <text:p>FROM student_details_class10</text:p>
                <text:p>UNION</text:p>
                <text:p>SELECT id, first_name</text:p>
                <text:p>FROM sports_team;</text:p>
              </text:list-item>
            </text:list>
          </draw:text-box>
        </draw:frame>
        <draw:frame draw:style-name="gr2" draw:text-style-name="P5" draw:layer="layout" svg:width="26cm" svg:height="2.384cm" svg:x="1.4cm" svg:y="13.3cm">
          <draw:text-box>
            <text:p><text:span text:style-name="T1">UNION retrieves only distinct records from all queries or tables, whereas UNION ALL returns all the records retrieved by queries. Performance of UNION ALL is higher than UNION.</text:span></text:p>
          </draw:text-box>
        </draw:frame>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text:span text:style-name="T2">Be careful while using conditions in WHERE clause.</text:span></text:p>
          </draw:text-box>
        </draw:frame>
        <draw:frame presentation:style-name="pr3" draw:text-style-name="P4" draw:layer="layout" svg:width="25.199cm" svg:height="9.134cm" svg:x="1.4cm" svg:y="3.685cm" presentation:class="outline" presentation:user-transformed="true">
          <draw:text-box>
            <text:list text:style-name="L2">
              <text:list-header>
                <text:p/>
              </text:list-header>
              <text:list-item>
                <text:p>SELECT id, first_name, age FROM student_details WHERE age &gt; 10;</text:p>
                <text:p/>
              </text:list-item>
              <text:list-item>
                <text:p>Instead:</text:p>
                <text:p/>
              </text:list-item>
              <text:list-item>
                <text:p>SELECT id, first_name, age FROM student_details WHERE age != 10;</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4" draw:layer="layout" svg:width="25.199cm" svg:height="9.134cm" svg:x="1.4cm" svg:y="3.685cm" presentation:class="outline">
          <draw:text-box>
            <text:list text:style-name="L2">
              <text:list-item>
                <text:p>SELECT id, first_name, age</text:p>
                <text:p>FROM student_details</text:p>
                <text:p>WHERE first_name LIKE 'Chan%';</text:p>
                <text:p/>
              </text:list-item>
              <text:list-item>
                <text:p>Instead:</text:p>
                <text:p/>
              </text:list-item>
              <text:list-item>
                <text:p>SELECT id, first_name, age</text:p>
                <text:p>FROM student_details</text:p>
                <text:p>WHERE SUBSTR(first_name,1,3) = 'Cha';</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9.134cm" svg:x="1.4cm" svg:y="3.685cm" presentation:class="outline">
          <draw:text-box>
            <text:list text:style-name="L2">
              <text:list-item>
                <text:p>SELECT id, first_name, age</text:p>
                <text:p>FROM student_details</text:p>
                <text:p>WHERE first_name LIKE NVL ( :name, '%');</text:p>
                <text:p/>
              </text:list-item>
              <text:list-item>
                <text:p>Instead:</text:p>
                <text:p/>
              </text:list-item>
              <text:list-item>
                <text:p>SELECT id, first_name, age</text:p>
                <text:p>FROM student_details</text:p>
                <text:p>WHERE first_name = NVL ( :name, first_name);</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4" draw:layer="layout" svg:width="25.199cm" svg:height="9.134cm" svg:x="1.4cm" svg:y="3.685cm" presentation:class="outline">
          <draw:text-box>
            <text:list text:style-name="L2">
              <text:list-item>
                <text:p>SELECT product_id, product_name</text:p>
                <text:p>FROM product</text:p>
                <text:p>WHERE unit_price BETWEEN MAX(unit_price) and MIN(unit_price)</text:p>
                <text:p/>
              </text:list-item>
              <text:list-item>
                <text:p>Instead:</text:p>
                <text:p/>
              </text:list-item>
              <text:list-item>
                <text:p>SELECT product_id, product_name</text:p>
                <text:p>FROM product</text:p>
                <text:p>WHERE unit_price &gt;= MAX(unit_price)</text:p>
                <text:p>and unit_price &lt;= MIN(unit_price)</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4" draw:layer="layout" svg:width="25.199cm" svg:height="9.134cm" svg:x="1.4cm" svg:y="3.685cm" presentation:class="outline" presentation:user-transformed="true">
          <draw:text-box>
            <text:list text:style-name="L2">
              <text:list-item>
                <text:p>SELECT id, name, salary</text:p>
                <text:p>FROM employee</text:p>
                <text:p>WHERE dept = 'Electronics'</text:p>
                <text:p>AND location = 'Bangalore';</text:p>
                <text:p/>
              </text:list-item>
              <text:list-item>
                <text:p>Instead:</text:p>
                <text:p/>
              </text:list-item>
              <text:list-item>
                <text:p>SELECT id, name, salary</text:p>
                <text:p>FROM employee</text:p>
                <text:p>WHERE dept || location= 'ElectronicsBangalore';</text:p>
              </text:list-item>
            </text:list>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3" draw:layer="layout" svg:width="25.199cm" svg:height="2.629cm" svg:x="1.4cm" svg:y="0.628cm" presentation:class="title" presentation:user-transformed="true">
          <draw:text-box>
            <text:p><text:span text:style-name="T2">Use non-column expression on one side of the query because it will be processed earlier.</text:span></text:p>
          </draw:text-box>
        </draw:frame>
        <draw:frame presentation:style-name="pr3" draw:text-style-name="P4" draw:layer="layout" svg:width="25.199cm" svg:height="9.134cm" svg:x="1.4cm" svg:y="3.685cm" presentation:class="outline">
          <draw:text-box>
            <text:list text:style-name="L2">
              <text:list-item>
                <text:p>SELECT id, name, salary</text:p>
                <text:p>FROM employee</text:p>
                <text:p>WHERE salary &lt; 25000;</text:p>
                <text:p/>
              </text:list-item>
              <text:list-item>
                <text:p>Instead:</text:p>
                <text:p/>
              </text:list-item>
              <text:list-item>
                <text:p>SELECT id, name, salary</text:p>
                <text:p>FROM employee</text:p>
                <text:p>WHERE salary + 10000 &lt; 35000;</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text-style-name="P4" draw:layer="layout" svg:width="25.199cm" svg:height="9.134cm" svg:x="1.4cm" svg:y="3.685cm" presentation:class="outline" presentation:user-transformed="true">
          <draw:text-box>
            <text:list text:style-name="L2">
              <text:list-item>
                <text:p>SELECT id, first_name, age</text:p>
                <text:p>FROM student_details</text:p>
                <text:p>WHERE age &gt; 10;</text:p>
                <text:p/>
              </text:list-item>
              <text:list-item>
                <text:p>Instead:</text:p>
                <text:p/>
              </text:list-item>
              <text:list-item>
                <text:p>SELECT id, first_name, age</text:p>
                <text:p>FROM student_details</text:p>
                <text:p>WHERE age NOT = 10;</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3" draw:layer="layout" svg:width="25.199cm" svg:height="2.629cm" svg:x="1.4cm" svg:y="0.627cm" presentation:class="title" presentation:user-transformed="true">
          <draw:text-box>
            <text:p><text:span text:style-name="T2">Use DECODE to avoid the scanning of the same rows or joining the same table repetitively. DECODE can also be made used in place of the GROUP BY or ORDER BY clause.</text:span></text:p>
          </draw:text-box>
        </draw:frame>
        <draw:frame presentation:style-name="pr3" draw:text-style-name="P4" draw:layer="layout" svg:width="25.199cm" svg:height="9.134cm" svg:x="1.4cm" svg:y="3.685cm" presentation:class="outline">
          <draw:text-box>
            <text:list text:style-name="L2">
              <text:list-item>
                <text:p>SELECT id FROM employee</text:p>
                <text:p>WHERE name LIKE 'Srini%'</text:p>
                <text:p>and location = 'Bangalore';</text:p>
                <text:p/>
              </text:list-item>
              <text:list-item>
                <text:p>Instead:</text:p>
                <text:p/>
              </text:list-item>
              <text:list-item>
                <text:p>SELECT DECODE(location,'Bangalore',id,NULL) id FROM employee</text:p>
                <text:p>WHERE name LIKE 'Srini%';</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text-style-name="P6" draw:layer="layout" svg:width="25.199cm" svg:height="2.629cm" svg:x="1.4cm" svg:y="0.628cm" presentation:class="title">
          <draw:text-box>
            <text:p text:style-name="P6"><text:span text:style-name="T1">ROWID and ROWNUM</text:span></text:p>
          </draw:text-box>
        </draw:frame>
        <draw:frame presentation:style-name="pr3" draw:layer="layout" svg:width="25.199cm" svg:height="9.134cm" svg:x="1.4cm" svg:y="3.685cm" presentation:class="outline">
          <draw:text-box>
            <text:list text:style-name="L2">
              <text:list-item>
                <text:p>Pseudocolumns are actually associated with the table data but it has nothing to do with table data.ROWID &amp; ROWNUM are pseudocolumns which are not actual columns in the table but behave like actual columns.</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7"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6" draw:layer="layout" svg:width="25.199cm" svg:height="2.629cm" svg:x="1.4cm" svg:y="0.628cm" presentation:class="title">
          <draw:text-box>
            <text:p text:style-name="P6"><text:span text:style-name="T1">What is ROWID?</text:span></text:p>
          </draw:text-box>
        </draw:frame>
        <draw:frame presentation:style-name="pr3" draw:layer="layout" svg:width="25.199cm" svg:height="9.134cm" svg:x="1.4cm" svg:y="3.685cm" presentation:class="outline">
          <draw:text-box>
            <text:list text:style-name="L2">
              <text:list-item>
                <text:p>ROWID is nothing but the physical memory location on which that data/row is stored.ROWID basically returns address of row.</text:p>
              </text:list-item>
              <text:list-item>
                <text:p>ROWID uniquely identifies row in database.</text:p>
              </text:list-item>
              <text:list-item>
                <text:p>ROWID is combination of data object number,data block in datafile,position of row and datafile in which row resides.</text:p>
              </text:list-item>
              <text:list-item>
                <text:p>ROWID is 16 digit hexadecimal number whose datatype is also ROWID Or UROWID</text:p>
              </text:list-item>
              <text:list-item>
                <text:p>The fastest way to access a single row is ROWID</text:p>
              </text:list-item>
              <text:list-item>
                <text:p>ROWID is unique identifier of the ROW.</text:p>
              </text:list-item>
              <text:list-item>
                <text:p>Ex. AAAAECAABAAAAgiAAA</text:p>
              </text:list-item>
            </text:list>
          </draw:text-box>
        </draw:frame>
        <presentation:notes draw:style-name="dp2">
          <draw:page-thumbnail draw:style-name="gr1" draw:layer="layout" svg:width="19.798cm" svg:height="11.136cm" svg:x="0.6cm" svg:y="2.257cm" draw:page-number="17" presentation:class="page"/>
          <draw:frame presentation:style-name="pr2" draw:text-style-name="P7"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6" draw:layer="layout" svg:width="25.199cm" svg:height="2.629cm" svg:x="1.4cm" svg:y="0.628cm" presentation:class="title">
          <draw:text-box>
            <text:p text:style-name="P6"><text:span text:style-name="T1">What is ROWNUM?</text:span></text:p>
          </draw:text-box>
        </draw:frame>
        <draw:frame presentation:style-name="pr3" draw:layer="layout" svg:width="25.199cm" svg:height="9.134cm" svg:x="1.4cm" svg:y="3.685cm" presentation:class="outline">
          <draw:text-box>
            <text:list text:style-name="L2">
              <text:list-item>
                <text:p>ROWNUM is magical column in Oracle which assigns the sequence number to the rows retreives in the table.</text:p>
              </text:list-item>
              <text:list-item>
                <text:p>To limit the values in the table you can use rownum pseudocolumn</text:p>
              </text:list-item>
              <text:list-item>
                <text:p>ROWNUM is nothing but logical sequence number given to the rows fetched from the table.</text:p>
              </text:list-item>
              <text:list-item>
                <text:p>ROWNUM is logical number assigned temporarily to <text:s/>the physical location of the row.</text:p>
              </text:list-item>
              <text:list-item>
                <text:p>You can limit the values in the table using rownum</text:p>
              </text:list-item>
              <text:list-item>
                <text:p>ROWNUM is also unique temparary sequence number assigned to that row.</text:p>
              </text:list-item>
              <text:list-item>
                <text:p>Ex: 1</text:p>
              </text:list-item>
            </text:list>
          </draw:text-box>
        </draw:frame>
        <presentation:notes draw:style-name="dp2">
          <draw:page-thumbnail draw:style-name="gr1" draw:layer="layout" svg:width="19.798cm" svg:height="11.136cm" svg:x="0.6cm" svg:y="2.257cm" draw:page-number="18" presentation:class="page"/>
          <draw:frame presentation:style-name="pr2" draw:text-style-name="P7"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4" draw:layer="layout" svg:width="25.199cm" svg:height="9.134cm" svg:x="1.4cm" svg:y="3.685cm" presentation:class="outline">
          <draw:text-box>
            <text:list text:style-name="L2">
              <text:list-item>
                <text:p>Use single case for all SQL verbs</text:p>
              </text:list-item>
              <text:list-item>
                <text:p>Begin all SQL verbs on a new line</text:p>
              </text:list-item>
              <text:list-item>
                <text:p>Separate all words with a single space</text:p>
              </text:list-item>
              <text:list-item>
                <text:p>Right or left aligning verbs within the initial SQL verb</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2T12:40:51.063935931</meta:creation-date>
    <dc:date>2021-10-12T13:31:24.739607515</dc:date>
    <meta:editing-duration>PT26M41S</meta:editing-duration>
    <meta:editing-cycles>31</meta:editing-cycles>
    <meta:generator>LibreOffice/6.4.4.2$Linux_X86_64 LibreOffice_project/40$Build-2</meta:generator>
    <meta:document-statistic meta:object-count="91"/>
  </office:meta>
</office:document-meta>
</file>